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top="0cm" fo:margin-bottom="0.212cm" fo:line-height="100%" fo:text-align="center" style:justify-single-word="false"/>
      <style:text-properties fo:font-size="22pt" style:font-size-asian="22pt" style:font-size-complex="22pt"/>
    </style:style>
    <style:style style:name="P5" style:family="paragraph" style:parent-style-name="Standard">
      <style:paragraph-properties fo:margin-top="0cm" fo:margin-bottom="0.212cm" fo:line-height="100%" fo:text-align="center" style:justify-single-word="false"/>
      <style:text-properties fo:font-size="9pt" fo:font-weight="bold" style:font-size-asian="9pt" style:font-weight-asian="bold" style:font-size-complex="9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fo:break-before="page"/>
    </style:style>
    <style:style style:name="T1" style:family="text">
      <style:text-properties fo:font-weight="bold"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ZIONE PROGETTO</text:p>
      <text:p text:style-name="P5">Metodologie Di Programmazione</text:p>
      <text:p text:style-name="P1"/>
      <text:p text:style-name="P2">a cura di </text:p>
      <text:p text:style-name="P2"/>
      <text:p text:style-name="P3">Apollaro Gianluca <text:s/><text:tab/><text:tab/><text:span text:style-name="T1">Mat.</text:span> <text:s text:c="2"/>4520422<text:tab/><text:span text:style-name="T1">E-mail:<text:tab/></text:span></text:p>
      <text:p text:style-name="P3">Pratesi Matteo<text:tab/><text:tab/><text:span text:style-name="T1">Mat.</text:span><text:tab/>4586307<text:tab/><text:span text:style-name="T1">E-mail:</text:span> <text:tab/><text:a xlink:type="simple" xlink:href="mailto:matteo.pratesi@libero.it"><text:span text:style-name="Internet_20_link">matteo.pratesi@libero.it</text:span></text:a></text:p>
      <text:p text:style-name="P3">Purpura Francesco<text:tab/><text:tab/><text:span text:style-name="T1">Mat.</text:span><text:tab/>4402561<text:tab/><text:span text:style-name="T1">E-mail:</text:span><text:tab/><text:a xlink:type="simple" xlink:href="mailto:francesco.prp@alice.it"><text:span text:style-name="Internet_20_link">francesco.prp@alice.it</text:span></text:a></text:p>
      <text:p text:style-name="P3">Trevisan Marco<text:tab/><text:tab/><text:span text:style-name="T1">Mat.</text:span><text:tab/>4016623<text:tab/><text:span text:style-name="T1">E-mail:</text:span> <text:tab/><text:a xlink:type="simple" xlink:href="mailto:mail@3v1n0.net"><text:span text:style-name="Internet_20_link">mail@3v1n0.net</text:span></text:a></text:p>
      <text:p text:style-name="P6"/>
      <text:p text:style-name="P6"/>
      <text:p text:style-name="P6"/>
      <text:p text:style-name="P7">L'esercizio che abbiamo scelto come base per lo svolgimento del progetto richiedeva la visualizzazione e stampa di una fattura per un negozio di audio/video.</text:p>
      <text:p text:style-name="P6"/>
      <text:p text:style-name="P6">Abbiamo tuttavia preso tale esercizio proposto come uno spunto per realizzare un sorta di gestore di Negozi cercando di mantenere astratti i sistemi di input/output. Per far ciò ci siamo quindi inizialmente concentrati sulla progettazione della struttura dati da usare per la gestione degli oggetti venduti, che quindi ha assunto il ruolo di protagonista del nostro proge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Marco Trevisan</meta:initial-creator>
    <meta:creation-date>2009-07-08T16:39:47</meta:creation-date>
    <dc:creator>Marco Trevisan</dc:creator>
    <dc:date>2009-07-08T17:16:08</dc:date>
    <dc:language>it-IT</dc:language>
    <meta:editing-cycles>2</meta:editing-cycles>
    <meta:editing-duration>PT36M22S</meta:editing-duration>
    <meta:user-defined meta:name="Info 1"/>
    <meta:user-defined meta:name="Info 2"/>
    <meta:user-defined meta:name="Info 3"/>
    <meta:user-defined meta:name="Info 4"/>
    <meta:document-statistic meta:table-count="0" meta:image-count="0" meta:object-count="0" meta:page-count="2" meta:paragraph-count="9" meta:word-count="122" meta:character-count="809"/>
  </office:meta>
</office:document-meta>
</file>